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normal">
      <style:paragraph-properties fo:margin-left="0cm" fo:margin-right="0cm" fo:text-indent="0cm" style:auto-text-indent="false"/>
    </style:style>
    <style:style style:name="P3" style:family="paragraph" style:parent-style-name="normal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normal">
      <style:paragraph-properties fo:margin-left="0cm" fo:margin-right="0cm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normal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normal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normal" style:master-page-name="Standard">
      <style:paragraph-properties fo:margin-left="0cm" fo:margin-right="0cm" fo:text-indent="0cm" style:auto-text-indent="false" style:page-number="1"/>
    </style:style>
    <style:style style:name="P8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9" style:family="paragraph" style:parent-style-name="normal" style:list-style-name="WWNum8">
      <style:paragraph-properties fo:margin-left="1.27cm" fo:margin-right="0cm" fo:text-indent="-0.635cm" style:auto-text-indent="false"/>
    </style:style>
    <style:style style:name="P10" style:family="paragraph" style:parent-style-name="normal" style:list-style-name="WWNum4">
      <style:paragraph-properties fo:margin-left="1.27cm" fo:margin-right="0cm" fo:text-align="justify" style:justify-single-word="false" fo:text-indent="-0.635cm" style:auto-text-indent="false"/>
    </style:style>
    <style:style style:name="P11" style:family="paragraph" style:parent-style-name="normal" style:list-style-name="WWNum9">
      <style:paragraph-properties fo:margin-left="1.27cm" fo:margin-right="0cm" fo:text-align="justify" style:justify-single-word="false" fo:text-indent="-0.635cm" style:auto-text-indent="false"/>
    </style:style>
    <style:style style:name="P12" style:family="paragraph" style:parent-style-name="normal" style:list-style-name="WWNum11">
      <style:paragraph-properties fo:margin-left="1.27cm" fo:margin-right="0cm" fo:text-align="justify" style:justify-single-word="false" fo:text-indent="-0.635cm" style:auto-text-indent="false"/>
    </style:style>
    <style:style style:name="P13" style:family="paragraph" style:parent-style-name="normal" style:list-style-name="WWNum11">
      <style:paragraph-properties fo:margin-left="1.27cm" fo:margin-right="0cm" fo:text-indent="-0.635cm" style:auto-text-indent="false"/>
    </style:style>
    <style:style style:name="P14" style:family="paragraph" style:parent-style-name="normal" style:list-style-name="WWNum2">
      <style:paragraph-properties fo:margin-left="1.27cm" fo:margin-right="0cm" fo:text-indent="-0.635cm" style:auto-text-indent="false"/>
    </style:style>
    <style:style style:name="P15" style:family="paragraph" style:parent-style-name="normal" style:list-style-name="WWNum13">
      <style:paragraph-properties fo:margin-left="1.27cm" fo:margin-right="0cm" fo:text-indent="-0.635cm" style:auto-text-indent="false"/>
    </style:style>
    <style:style style:name="P16" style:family="paragraph" style:parent-style-name="normal" style:list-style-name="WWNum3">
      <style:paragraph-properties fo:margin-left="1.27cm" fo:margin-right="0cm" fo:text-indent="-0.635cm" style:auto-text-indent="false"/>
    </style:style>
    <style:style style:name="P17" style:family="paragraph" style:parent-style-name="normal" style:list-style-name="WWNum12">
      <style:paragraph-properties fo:margin-left="1.27cm" fo:margin-right="0cm" fo:text-indent="-0.635cm" style:auto-text-indent="false"/>
    </style:style>
    <style:style style:name="P18" style:family="paragraph" style:parent-style-name="normal" style:list-style-name="WWNum18">
      <style:paragraph-properties fo:margin-left="1.27cm" fo:margin-right="0cm" fo:text-indent="-0.635cm" style:auto-text-indent="false"/>
    </style:style>
    <style:style style:name="P19" style:family="paragraph" style:parent-style-name="normal" style:list-style-name="WWNum16">
      <style:paragraph-properties fo:margin-left="1.27cm" fo:margin-right="0cm" fo:text-indent="-0.635cm" style:auto-text-indent="false"/>
    </style:style>
    <style:style style:name="P20" style:family="paragraph" style:parent-style-name="normal" style:list-style-name="WWNum6">
      <style:paragraph-properties fo:margin-left="1.27cm" fo:margin-right="0cm" fo:text-indent="-0.635cm" style:auto-text-indent="false"/>
    </style:style>
    <style:style style:name="P21" style:family="paragraph" style:parent-style-name="normal" style:list-style-name="WWNum5">
      <style:paragraph-properties fo:margin-left="1.27cm" fo:margin-right="0cm" fo:text-indent="-0.635cm" style:auto-text-indent="false"/>
    </style:style>
    <style:style style:name="P22" style:family="paragraph" style:parent-style-name="normal" style:list-style-name="WWNum14">
      <style:paragraph-properties fo:margin-left="1.27cm" fo:margin-right="0cm" fo:text-indent="-0.635cm" style:auto-text-indent="false"/>
    </style:style>
    <style:style style:name="P23" style:family="paragraph" style:parent-style-name="normal" style:list-style-name="WWNum10">
      <style:paragraph-properties fo:margin-left="1.27cm" fo:margin-right="0cm" fo:text-indent="-0.635cm" style:auto-text-indent="false"/>
    </style:style>
    <style:style style:name="P24" style:family="paragraph" style:parent-style-name="normal" style:list-style-name="WWNum15">
      <style:paragraph-properties fo:margin-left="1.27cm" fo:margin-right="0cm" fo:text-indent="-0.635cm" style:auto-text-indent="false"/>
    </style:style>
    <style:style style:name="P25" style:family="paragraph" style:parent-style-name="normal" style:list-style-name="WWNum17">
      <style:paragraph-properties fo:margin-left="1.27cm" fo:margin-right="0cm" fo:text-indent="-0.635cm" style:auto-text-indent="false"/>
    </style:style>
    <style:style style:name="P26" style:family="paragraph" style:parent-style-name="normal" style:list-style-name="WWNum7">
      <style:paragraph-properties fo:margin-left="1.27cm" fo:margin-right="0cm" fo:text-indent="-0.635cm" style:auto-text-indent="false"/>
    </style:style>
    <style:style style:name="P27" style:family="paragraph" style:parent-style-name="normal">
      <style:paragraph-properties fo:margin-left="1.27cm" fo:margin-right="0cm" fo:text-indent="0cm" style:auto-text-indent="false"/>
    </style:style>
    <style:style style:name="P28" style:family="paragraph" style:parent-style-name="normal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normal">
      <style:paragraph-properties fo:margin-left="1.27cm" fo:margin-right="0cm" fo:text-align="justify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normal">
      <style:paragraph-properties fo:margin-left="0cm" fo:margin-right="0cm" fo:text-indent="1.27cm" style:auto-text-indent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ffff00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none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INSTITUTO INTERNACIONAL DE NEUROCIÊNCIAS EDMOND E LILY SAFRA (IIN-ELS)</text:span></text:p>
      <text:p text:style-name="P3"><text:span text:style-name="T1">Disciplina:</text:span><text:span text:style-name="T3"> Fundamentos de Programação e Desenvolvimento de Projetos aplicados à Neuroengenharia</text:span></text:p>
      <text:p text:style-name="P2"><text:span text:style-name="T1">Discente: </text:span><text:span text:style-name="T3">Priscila Barbosa Lins Falcão</text:span></text:p>
      <text:p text:style-name="P2"><text:span text:style-name="T1">Matrícula:</text:span><text:span text:style-name="T3"> 2023020021</text:span></text:p>
      <text:p text:style-name="P2"><text:span text:style-name="T1">Turma:</text:span><text:span text:style-name="T3"> 2023.2</text:span></text:p>
      <text:p text:style-name="P4"/>
      <text:p text:style-name="P2"><text:span text:style-name="T1">ATIVIDADE CONTEXTUALIZADA 1 </text:span></text:p>
      <text:p text:style-name="P4"/>
      <text:p text:style-name="P2"><text:span text:style-name="T1">QUESTÃO 1</text:span></text:p>
      <text:list xml:id="list1083009343" text:style-name="WWNum1">
        <text:list-item>
          <text:p text:style-name="P8"><text:span text:style-name="T1">Vídeo Lokomat</text:span></text:p>
        </text:list-item>
      </text:list>
      <text:p text:style-name="P2"><text:span text:style-name="T3">Leia chegada do paciente</text:span></text:p>
      <text:p text:style-name="P2"><text:span text:style-name="T3">Escreva início da intervenção do dia</text:span></text:p>
      <text:p text:style-name="P2"><text:span text:style-name="T3">Se houver chegada do paciente</text:span></text:p>
      <text:p text:style-name="P2"><text:span text:style-name="T3">Então há recepção da terapeuta</text:span></text:p>
      <text:p text:style-name="P2"><text:span text:style-name="T3">Senão não há intervenção nesse dia</text:span></text:p>
      <text:p text:style-name="P2"><text:span text:style-name="T3">Enquanto houver recepção da terapeuta</text:span></text:p>
      <text:p text:style-name="P2"><text:span text:style-name="T3">Estabelecer medidas dos MMII sentado</text:span></text:p>
      <text:p text:style-name="P2"><text:span text:style-name="T3">Colocação de colete</text:span></text:p>
      <text:p text:style-name="P2"><text:span text:style-name="T3">Se houver verificação do alinhamento do colete com a coluna</text:span></text:p>
      <text:p text:style-name="P2"><text:span text:style-name="T3">Então deve fechar colete com travas</text:span></text:p>
      <text:p text:style-name="P2"><text:span text:style-name="T3">Se fechar colete</text:span></text:p>
      <text:p text:style-name="P2"><text:span text:style-name="T3">Então leva o paciente até o lokomat</text:span></text:p>
      <text:p text:style-name="P2"><text:span text:style-name="T3">Então aperta controle</text:span></text:p>
      <text:p text:style-name="P2"><text:span text:style-name="T3">Enquanto apertar controle</text:span></text:p>
      <text:p text:style-name="P2"><text:span text:style-name="T3">Descer guinchos</text:span></text:p>
      <text:p text:style-name="P2"><text:span text:style-name="T3">Suspender paciente no lokomat</text:span></text:p>
      <text:p text:style-name="P2"><text:span text:style-name="T3">Se paciente tiver cadeira de rodas</text:span></text:p>
      <text:p text:style-name="P2"><text:span text:style-name="T3">Então retira cadeira de rodas da esteira</text:span></text:p>
      <text:p text:style-name="P2"><text:span text:style-name="T3">Enquanto paciente já estiver suspenso no lokomat</text:span></text:p>
      <text:p text:style-name="P2"><text:span text:style-name="T3">Levar o lokomat para as costas do paciente</text:span></text:p>
      <text:p text:style-name="P2"><text:span text:style-name="T3">Acoplar o aparelho no corpo do paciente e fecha</text:span></text:p>
      <text:p text:style-name="P2"><text:span text:style-name="T3">Fechar tiras na perna</text:span></text:p>
      <text:p text:style-name="P2"><text:span text:style-name="T3">Se colocar paciente no equipamento</text:span></text:p>
      <text:p text:style-name="P2"><text:span text:style-name="T3">Então ajustar angulação de joelho</text:span></text:p>
      <text:p text:style-name="P2"><text:span text:style-name="T3">Então colocar tiras nos pés</text:span></text:p>
      <text:p text:style-name="P2"><text:span text:style-name="T3">Enquanto direcionar ao computador</text:span></text:p>
      <text:p text:style-name="P2"><text:span text:style-name="T3">Apertar em “training”</text:span></text:p>
      <text:p text:style-name="P2"><text:span text:style-name="T3">Apertar em “start position”</text:span></text:p>
      <text:p text:style-name="P2"><text:span text:style-name="T3">Se configurar no controle para descer para a esteira</text:span></text:p>
      <text:p text:style-name="P2"><text:span text:style-name="T3">Então iniciar marcha</text:span></text:p>
      <text:p text:style-name="P2"><text:span text:style-name="T3">Enquanto demonstrar o gráfico no computador</text:span></text:p>
      <text:p text:style-name="P2"><text:span text:style-name="T3">Continuar processo de marcha</text:span></text:p>
      <text:p text:style-name="P2"><text:soft-page-break/><text:span text:style-name="T3">Leia finalização do tempo de treinamento </text:span></text:p>
      <text:p text:style-name="P2"><text:span text:style-name="T3">Escreva Fim_se finalizou o tempo de treinamento</text:span></text:p>
      <text:p text:style-name="P2"><text:span text:style-name="T3">Fim</text:span></text:p>
      <text:p text:style-name="P5"/>
      <text:list xml:id="list225553313" text:style-name="WWNum8">
        <text:list-item>
          <text:p text:style-name="P9"><text:span text:style-name="T1">Vídeo zero G</text:span></text:p>
        </text:list-item>
      </text:list>
      <text:p text:style-name="P2"><text:span text:style-name="T3">Leia uso do zero G</text:span></text:p>
      <text:p text:style-name="P2"><text:span text:style-name="T3">Escreva iniciar terapia </text:span></text:p>
      <text:p text:style-name="P2"><text:span text:style-name="T3">Se receber paciente</text:span></text:p>
      <text:p text:style-name="P2"><text:span text:style-name="T3">Então colocar travas de segurança e colete no corpo do paciente</text:span></text:p>
      <text:p text:style-name="P2"><text:span text:style-name="T3">Enquanto posicionar o paciente em pé</text:span></text:p>
      <text:p text:style-name="P2"><text:span text:style-name="T3">Suspender no gancho do zero G</text:span></text:p>
      <text:p text:style-name="P2"><text:span text:style-name="T3">Ajustar velocidade da marcha no software do ZeroG</text:span></text:p>
      <text:p text:style-name="P2"><text:span text:style-name="T3">Se paciente começa primeiros passos</text:span></text:p>
      <text:p text:style-name="P2"><text:span text:style-name="T3">Então início do treino da marcha</text:span></text:p>
      <text:p text:style-name="P2"><text:span text:style-name="T3">Senão ajuste no software</text:span></text:p>
      <text:p text:style-name="P2"><text:span text:style-name="T3">Enquanto analisar marcha na esteira do Zero G</text:span></text:p>
      <text:p text:style-name="P2"><text:span text:style-name="T3">Verificar possíveis dificuldades na marcha</text:span></text:p>
      <text:p text:style-name="P2"><text:span text:style-name="T3">Enquanto paciente estiver no equipamento</text:span></text:p>
      <text:p text:style-name="P2"><text:span text:style-name="T3">Realizar marcha</text:span></text:p>
      <text:p text:style-name="P2"><text:span text:style-name="T3">Se paciente estiver realizando marcha</text:span></text:p>
      <text:p text:style-name="P2"><text:span text:style-name="T3">Então analisar possíveis mudanças na vida do paciente</text:span></text:p>
      <text:p text:style-name="P2"><text:span text:style-name="T3">Leia finalização do tempo no ZeroG </text:span></text:p>
      <text:p text:style-name="P2"><text:span text:style-name="T3">Escreva Fim_se <text:s/>finalizou o tempo no ZeroG</text:span></text:p>
      <text:p text:style-name="P2"><text:span text:style-name="T3">Fim</text:span></text:p>
      <text:p text:style-name="P5"/>
      <text:p text:style-name="P2"><text:span text:style-name="T1">QUESTÃO 2</text:span></text:p>
      <text:p text:style-name="P4"/>
      <text:p text:style-name="P2"><text:span text:style-name="T1">LOKOMAT</text:span></text:p>
      <text:p text:style-name="P3"><text:span text:style-name="T1">I) Memória </text:span></text:p>
      <text:p text:style-name="P3"><text:span text:style-name="T3">- Chegada do paciente</text:span></text:p>
      <text:p text:style-name="P3"><text:span text:style-name="T3">- Medição dos MMII sentado</text:span></text:p>
      <text:p text:style-name="P3"><text:span text:style-name="T3">- Colocação de colete</text:span></text:p>
      <text:p text:style-name="P3"><text:span text:style-name="T3">- Suspensão do paciente no Lokomat</text:span></text:p>
      <text:p text:style-name="P3"><text:span text:style-name="T3">- Ajuste no controle</text:span></text:p>
      <text:p text:style-name="P3"><text:span text:style-name="T3">- Início da marcha</text:span></text:p>
      <text:p text:style-name="P3"><text:span text:style-name="T3">- Finalização do treinamento</text:span></text:p>
      <text:p text:style-name="P3"><text:span text:style-name="T1">II) Processamento</text:span></text:p>
      <text:p text:style-name="P1"><text:span text:style-name="T3">- Recepcionar o paciente</text:span></text:p>
      <text:p text:style-name="P1"><text:span text:style-name="T3">- Medir os MMII sentado</text:span></text:p>
      <text:p text:style-name="normal"><text:span text:style-name="T3">- Colocar colete</text:span></text:p>
      <text:p text:style-name="normal"><text:span text:style-name="T3">- Verificar o alinhamento do colete com a coluna</text:span></text:p>
      <text:p text:style-name="normal"><text:span text:style-name="T3">- Fechar colete com travas</text:span></text:p>
      <text:p text:style-name="normal"><text:span text:style-name="T3">- Fechar colete</text:span></text:p>
      <text:p text:style-name="normal"><text:span text:style-name="T3">- Levar o paciente até o lokomat</text:span></text:p>
      <text:p text:style-name="normal"><text:soft-page-break/><text:span text:style-name="T3">- Apertar controle</text:span></text:p>
      <text:p text:style-name="normal"><text:span text:style-name="T3">- Descer guinchos</text:span></text:p>
      <text:p text:style-name="normal"><text:span text:style-name="T3">- Suspender paciente no lokomat</text:span></text:p>
      <text:p text:style-name="normal"><text:span text:style-name="T3">- Levar o lokomat para as costas do paciente</text:span></text:p>
      <text:p text:style-name="normal"><text:span text:style-name="T3">- Acoplar o aparelho no corpo do paciente</text:span></text:p>
      <text:p text:style-name="normal"><text:span text:style-name="T3">- Fechar tiras na perna</text:span></text:p>
      <text:p text:style-name="normal"><text:span text:style-name="T3">- Colocar paciente no equipamento</text:span></text:p>
      <text:p text:style-name="normal"><text:span text:style-name="T3">- Ajustar angulação de joelho</text:span></text:p>
      <text:p text:style-name="normal"><text:span text:style-name="T3">- Colocar tiras nos pés</text:span></text:p>
      <text:p text:style-name="normal"><text:span text:style-name="T3">- Direcionar ao computador</text:span></text:p>
      <text:p text:style-name="normal"><text:span text:style-name="T3">- Apertar em “training”</text:span></text:p>
      <text:p text:style-name="normal"><text:span text:style-name="T3">- Apertar em “start position”</text:span></text:p>
      <text:p text:style-name="normal"><text:span text:style-name="T3">- Configurar no controle para descer para a esteira</text:span></text:p>
      <text:p text:style-name="normal"><text:span text:style-name="T3">- Iniciar marcha</text:span></text:p>
      <text:p text:style-name="normal"><text:span text:style-name="T3">- Demonstrar o gráfico no computador</text:span></text:p>
      <text:p text:style-name="normal"><text:span text:style-name="T3">- Continuar processo de marcha</text:span></text:p>
      <text:p text:style-name="normal"><text:span text:style-name="T3">- Finalizar o tempo de treinamento </text:span></text:p>
      <text:p text:style-name="P3"><text:span text:style-name="T1">III) Entrada/saída</text:span></text:p>
      <text:list xml:id="list4108762697" text:style-name="WWNum4">
        <text:list-item>
          <text:p text:style-name="P10"><text:span text:style-name="T3">Entrada: esteira, mouse, teclado, controle de regular o equipamento lokomat</text:span></text:p>
        </text:list-item>
        <text:list-item>
          <text:p text:style-name="P10"><text:span text:style-name="T3">Saída: monitor do computador, ajustes do controle</text:span></text:p>
        </text:list-item>
      </text:list>
      <text:p text:style-name="P29"/>
      <text:p text:style-name="P6"/>
      <text:p text:style-name="P3"><text:span text:style-name="T1">ZERO G</text:span></text:p>
      <text:p text:style-name="P1"><text:span text:style-name="T1">I) Memória</text:span></text:p>
      <text:list xml:id="list1183747320" text:style-name="WWNum9">
        <text:list-item>
          <text:p text:style-name="P11"><text:span text:style-name="T3">Chegada do paciente</text:span></text:p>
        </text:list-item>
        <text:list-item>
          <text:p text:style-name="P11"><text:span text:style-name="T3">Posicionamento do paciente</text:span></text:p>
        </text:list-item>
        <text:list-item>
          <text:p text:style-name="P11"><text:span text:style-name="T3">Início do treino de marcha</text:span></text:p>
        </text:list-item>
        <text:list-item>
          <text:p text:style-name="P11"><text:span text:style-name="T3">Ajuste no software do ZeroG</text:span></text:p>
        </text:list-item>
        <text:list-item>
          <text:p text:style-name="P11"><text:span text:style-name="T3">Realização da marcha</text:span></text:p>
        </text:list-item>
        <text:list-item>
          <text:p text:style-name="P11"><text:span text:style-name="T3">Finalização do treinamento</text:span></text:p>
        </text:list-item>
      </text:list>
      <text:p text:style-name="P1"><text:span text:style-name="T1">II) Processamento</text:span></text:p>
      <text:list xml:id="list492438458" text:style-name="WWNum11">
        <text:list-item>
          <text:p text:style-name="P12"><text:span text:style-name="T3">Iniciar terapia </text:span></text:p>
        </text:list-item>
        <text:list-item>
          <text:p text:style-name="P13"><text:span text:style-name="T3">Receber paciente</text:span></text:p>
        </text:list-item>
        <text:list-item>
          <text:p text:style-name="P13"><text:span text:style-name="T3">Colocar travas de segurança e colete no corpo do paciente</text:span></text:p>
        </text:list-item>
        <text:list-item>
          <text:p text:style-name="P13"><text:span text:style-name="T3">Posicionar o paciente em pé</text:span></text:p>
        </text:list-item>
        <text:list-item>
          <text:p text:style-name="P13"><text:span text:style-name="T3">Suspender no gancho do zero G</text:span></text:p>
        </text:list-item>
        <text:list-item>
          <text:p text:style-name="P13"><text:span text:style-name="T3">Ajustar velocidade da marcha no software do ZeroG</text:span></text:p>
        </text:list-item>
        <text:list-item>
          <text:p text:style-name="P13"><text:span text:style-name="T3">Início do treino da marcha</text:span></text:p>
        </text:list-item>
        <text:list-item>
          <text:p text:style-name="P13"><text:span text:style-name="T3">Ajustar no software</text:span></text:p>
        </text:list-item>
        <text:list-item>
          <text:p text:style-name="P13"><text:span text:style-name="T3">Analisar marcha na esteira do Zero G</text:span></text:p>
        </text:list-item>
        <text:list-item>
          <text:p text:style-name="P13"><text:span text:style-name="T3">Verificar possíveis dificuldades na marcha</text:span></text:p>
        </text:list-item>
        <text:list-item>
          <text:p text:style-name="P13"><text:span text:style-name="T3">Realizar marcha</text:span></text:p>
        </text:list-item>
        <text:list-item>
          <text:p text:style-name="P13"><text:span text:style-name="T3">Analisar possíveis mudanças na vida do paciente</text:span></text:p>
        </text:list-item>
        <text:list-item>
          <text:p text:style-name="P13"><text:span text:style-name="T3">Finalizar o tempo no ZeroG </text:span></text:p>
        </text:list-item>
      </text:list>
      <text:p text:style-name="P1"><text:soft-page-break/><text:span text:style-name="T1">III) Entrada/saída</text:span></text:p>
      <text:p text:style-name="P2"><text:span text:style-name="T3">- Entrada: software do ZeroG</text:span></text:p>
      <text:p text:style-name="P2"><text:span text:style-name="T3">- Saída: tablet e ZeroG</text:span></text:p>
      <text:p text:style-name="P5"/>
      <text:p text:style-name="P2"><text:span text:style-name="T1">QUESTÃO 3</text:span></text:p>
      <text:p text:style-name="P5"/>
      <text:p text:style-name="P2"><text:span text:style-name="T1">Lokomat:</text:span></text:p>
      <text:p text:style-name="P2"><text:span text:style-name="T6">Estruturas de decisão:</text:span></text:p>
      <text:list xml:id="list1393590382" text:style-name="WWNum2">
        <text:list-item>
          <text:p text:style-name="P14"><text:span text:style-name="T3">Se houver chegada do paciente</text:span></text:p>
        </text:list-item>
      </text:list>
      <text:p text:style-name="P27"><text:span text:style-name="T3">Então há recepção da terapeuta</text:span></text:p>
      <text:p text:style-name="P27"><text:span text:style-name="T3">Senão não há intervenção nesse dia</text:span></text:p>
      <text:list xml:id="list973056673" text:style-name="WWNum13">
        <text:list-item>
          <text:p text:style-name="P15"><text:span text:style-name="T3">Se houver verificação do alinhamento do colete com a coluna</text:span></text:p>
        </text:list-item>
      </text:list>
      <text:p text:style-name="P30"><text:span text:style-name="T3">Então deve fechar colete com travas</text:span></text:p>
      <text:list xml:id="list754895229" text:style-name="WWNum3">
        <text:list-item>
          <text:p text:style-name="P16"><text:span text:style-name="T3">Se fechar colete</text:span></text:p>
        </text:list-item>
      </text:list>
      <text:p text:style-name="P30"><text:span text:style-name="T3">Então leva o paciente até o lokomat</text:span></text:p>
      <text:p text:style-name="P30"><text:span text:style-name="T3">Então aperta controle</text:span></text:p>
      <text:list xml:id="list478660096" text:style-name="WWNum12">
        <text:list-item>
          <text:p text:style-name="P17"><text:span text:style-name="T3">Se paciente tiver cadeira de rodas</text:span></text:p>
        </text:list-item>
      </text:list>
      <text:p text:style-name="P30"><text:span text:style-name="T3">Então retira cadeira de rodas da esteira</text:span></text:p>
      <text:list xml:id="list4169597530" text:style-name="WWNum18">
        <text:list-item>
          <text:p text:style-name="P18"><text:span text:style-name="T3">Se colocar paciente no equipamento</text:span></text:p>
        </text:list-item>
      </text:list>
      <text:p text:style-name="P30"><text:span text:style-name="T3">Então ajustar angulação de joelho</text:span></text:p>
      <text:p text:style-name="P30"><text:span text:style-name="T3">Então colocar tiras nos pés</text:span></text:p>
      <text:list xml:id="list3507910894" text:style-name="WWNum16">
        <text:list-item>
          <text:p text:style-name="P19"><text:span text:style-name="T3">Se configurar no controle para descer para a esteira</text:span></text:p>
        </text:list-item>
      </text:list>
      <text:p text:style-name="P30"><text:span text:style-name="T3">Então iniciar marcha</text:span></text:p>
      <text:p text:style-name="P2"><text:span text:style-name="T6">Estruturas de repetição:</text:span></text:p>
      <text:list xml:id="list1459740366" text:style-name="WWNum6">
        <text:list-item>
          <text:p text:style-name="P20"><text:span text:style-name="T3">Enquanto houver recepção da terapeuta</text:span></text:p>
        </text:list-item>
      </text:list>
      <text:p text:style-name="P27"><text:span text:style-name="T3">Estabelecer medidas dos MMII sentado</text:span></text:p>
      <text:p text:style-name="P27"><text:span text:style-name="T3">Colocação de colete</text:span></text:p>
      <text:list xml:id="list85632790829934" text:continue-numbering="true" text:style-name="WWNum6">
        <text:list-item>
          <text:p text:style-name="P20"><text:span text:style-name="T3">Enquanto apertar controle</text:span></text:p>
        </text:list-item>
      </text:list>
      <text:p text:style-name="P27"><text:span text:style-name="T3">Descer guinchos</text:span></text:p>
      <text:p text:style-name="P27"><text:span text:style-name="T3">Suspender paciente no lokomat</text:span></text:p>
      <text:list xml:id="list85633294302992" text:continue-numbering="true" text:style-name="WWNum6">
        <text:list-item>
          <text:p text:style-name="P20"><text:span text:style-name="T3">Enquanto paciente já estiver suspenso no lokomat</text:span></text:p>
        </text:list-item>
      </text:list>
      <text:p text:style-name="P27"><text:span text:style-name="T3">Levar o lokomat para as costas do paciente</text:span></text:p>
      <text:p text:style-name="P27"><text:span text:style-name="T3">Acoplar o aparelho no corpo do paciente e fecha</text:span></text:p>
      <text:p text:style-name="P27"><text:span text:style-name="T3">Fechar tiras na perna</text:span></text:p>
      <text:list xml:id="list85632360364558" text:continue-numbering="true" text:style-name="WWNum6">
        <text:list-item>
          <text:p text:style-name="P20"><text:span text:style-name="T3">Enquanto direcionar ao computador</text:span></text:p>
        </text:list-item>
      </text:list>
      <text:p text:style-name="P27"><text:span text:style-name="T3">Apertar em “training”</text:span></text:p>
      <text:p text:style-name="P27"><text:span text:style-name="T3">Apertar em “start position”</text:span></text:p>
      <text:list xml:id="list85632137944874" text:continue-numbering="true" text:style-name="WWNum6">
        <text:list-item>
          <text:p text:style-name="P20"><text:span text:style-name="T3">Enquanto demonstrar o gráfico no computador</text:span></text:p>
        </text:list-item>
      </text:list>
      <text:p text:style-name="P27"><text:span text:style-name="T3">Continuar processo de marcha</text:span></text:p>
      <text:p text:style-name="P2"><text:span text:style-name="T1">Zero G:</text:span></text:p>
      <text:p text:style-name="P2"><text:span text:style-name="T6">Estruturas de decisão:</text:span></text:p>
      <text:list xml:id="list73822589" text:style-name="WWNum5">
        <text:list-item>
          <text:p text:style-name="P21"><text:span text:style-name="T3">Se receber paciente</text:span></text:p>
        </text:list-item>
      </text:list>
      <text:p text:style-name="P30"><text:span text:style-name="T3">Então colocar travas de segurança e colete no corpo do paciente</text:span></text:p>
      <text:list xml:id="list222653115" text:style-name="WWNum14">
        <text:list-item>
          <text:p text:style-name="P22"><text:span text:style-name="T3">Se paciente começa primeiros passos</text:span></text:p>
        </text:list-item>
      </text:list>
      <text:p text:style-name="P30"><text:soft-page-break/><text:span text:style-name="T3">Então início do treino da marcha</text:span></text:p>
      <text:p text:style-name="P30"><text:span text:style-name="T3">Senão ajuste no software</text:span></text:p>
      <text:list xml:id="list944001877" text:style-name="WWNum10">
        <text:list-item>
          <text:p text:style-name="P23"><text:span text:style-name="T3">Se paciente estiver realizando marcha</text:span></text:p>
        </text:list-item>
      </text:list>
      <text:p text:style-name="P30"><text:span text:style-name="T3">Então analisar possíveis mudanças na vida do paciente</text:span></text:p>
      <text:p text:style-name="P2"><text:span text:style-name="T6">Estruturas de repetição:</text:span></text:p>
      <text:list xml:id="list3814521888" text:style-name="WWNum15">
        <text:list-item>
          <text:p text:style-name="P24"><text:span text:style-name="T3">Enquanto posicionar o paciente em pé</text:span></text:p>
        </text:list-item>
      </text:list>
      <text:p text:style-name="P30"><text:span text:style-name="T3">Suspender no gancho do zero G</text:span></text:p>
      <text:p text:style-name="P30"><text:span text:style-name="T3">Ajustar velocidade da marcha no software do ZeroG</text:span></text:p>
      <text:list xml:id="list479651933" text:style-name="WWNum17">
        <text:list-item>
          <text:p text:style-name="P25"><text:span text:style-name="T3">Enquanto analisar marcha na esteira do Zero G</text:span></text:p>
        </text:list-item>
      </text:list>
      <text:p text:style-name="P30"><text:span text:style-name="T3">Verificar possíveis dificuldades na marcha</text:span></text:p>
      <text:p text:style-name="P30"><text:span text:style-name="T3">Enquanto paciente estiver no equipamento</text:span></text:p>
      <text:p text:style-name="P30"><text:span text:style-name="T3">Realizar marcha</text:span></text:p>
      <text:p text:style-name="P5"/>
      <text:p text:style-name="P5"/>
      <text:p text:style-name="P2"><text:span text:style-name="T1">QUESTÃO 5</text:span></text:p>
      <text:list xml:id="list85632338827612" text:continue-list="list1083009343" text:style-name="WWNum1">
        <text:list-item>
          <text:p text:style-name="P8"><text:span text:style-name="T1">Vídeo Lokomat</text:span></text:p>
        </text:list-item>
      </text:list>
      <text:p text:style-name="P2"><text:span text:style-name="T1">Algoritmo </text:span><text:span text:style-name="T3">Protocolo_lokomat</text:span></text:p>
      <text:p text:style-name="P2"><text:span text:style-name="T1">Var </text:span><text:span text:style-name="T3">MedicaoEstruturas (real), ColocacaoTravas (literal), AjusteAltura (real), Botaoligar (literal), FinalizarTempo (literal)</text:span></text:p>
      <text:p text:style-name="P2"><text:span text:style-name="T1">Início</text:span></text:p>
      <text:p text:style-name="normal"><text:span text:style-name="T1">Leia </text:span><text:span text:style-name="T3">chegada do paciente</text:span></text:p>
      <text:p text:style-name="normal"><text:span text:style-name="T1">Escreva </text:span><text:span text:style-name="T3">início da intervenção do dia</text:span></text:p>
      <text:p text:style-name="normal"><text:span text:style-name="T1">Se</text:span><text:span text:style-name="T3"> houver chegada do paciente</text:span></text:p>
      <text:p text:style-name="P27"><text:span text:style-name="T1">Então </text:span><text:span text:style-name="T3">há recepção da terapeuta</text:span></text:p>
      <text:p text:style-name="P27"><text:span text:style-name="T1">Senão</text:span><text:span text:style-name="T3"> não há intervenção nesse dia</text:span></text:p>
      <text:p text:style-name="normal"><text:span text:style-name="T1">Enquanto</text:span><text:span text:style-name="T3"> houver recepção da terapeuta</text:span></text:p>
      <text:p text:style-name="P27"><text:span text:style-name="T1">Faça</text:span><text:span text:style-name="T3"> medição da medida do MMII sentado</text:span></text:p>
      <text:p text:style-name="P27"><text:span text:style-name="T1">Faça </text:span><text:span text:style-name="T3">colocação de colete</text:span></text:p>
      <text:p text:style-name="normal"><text:span text:style-name="T1">Se</text:span><text:span text:style-name="T3"> houver verificação do alinhamento do colete com a coluna</text:span></text:p>
      <text:p text:style-name="P27"><text:span text:style-name="T1">Então </text:span><text:span text:style-name="T3">deve fechar colete</text:span></text:p>
      <text:p text:style-name="P27"><text:span text:style-name="T1">Senão</text:span><text:span text:style-name="T3"> não leva o paciente ao lokomat</text:span></text:p>
      <text:p text:style-name="normal"><text:span text:style-name="T1">Se</text:span><text:span text:style-name="T3"> fechar colete</text:span></text:p>
      <text:p text:style-name="P30"><text:span text:style-name="T1">Então</text:span><text:span text:style-name="T3"> leva o paciente até o lokomat</text:span></text:p>
      <text:p text:style-name="P27"><text:span text:style-name="T1">Então </text:span><text:span text:style-name="T3">aperta controle;</text:span></text:p>
      <text:p text:style-name="normal"><text:span text:style-name="T1">Enquanto</text:span><text:span text:style-name="T3"> apertar controle</text:span></text:p>
      <text:p text:style-name="P30"><text:span text:style-name="T1">Faça</text:span><text:span text:style-name="T3"> descer guinchos</text:span></text:p>
      <text:p text:style-name="P27"><text:span text:style-name="T1">Faça</text:span><text:span text:style-name="T3"> suspender paciente no lokomat</text:span></text:p>
      <text:p text:style-name="normal"><text:span text:style-name="T1">Se</text:span><text:span text:style-name="T3"> paciente tiver cadeira de rodas</text:span></text:p>
      <text:p text:style-name="P30"><text:span text:style-name="T1">Então</text:span><text:span text:style-name="T3"> retira cadeira de rodas da esteira</text:span></text:p>
      <text:p text:style-name="P30"><text:span text:style-name="T1">Senão </text:span><text:span text:style-name="T3">não precisa retirar cadeira</text:span></text:p>
      <text:p text:style-name="normal"><text:span text:style-name="T1">Enquanto</text:span><text:span text:style-name="T3"> paciente já estiver suspenso no lokomat</text:span></text:p>
      <text:p text:style-name="P30"><text:span text:style-name="T1">Faça</text:span><text:span text:style-name="T3"> levar o lokomat para as costas do paciente</text:span></text:p>
      <text:p text:style-name="P27"><text:span text:style-name="T1">Faça</text:span><text:span text:style-name="T3"> acoplar o aparelho no corpo do paciente e fecha</text:span></text:p>
      <text:p text:style-name="P27"><text:span text:style-name="T1">Faça</text:span><text:span text:style-name="T3"> fechar tiras na perna</text:span></text:p>
      <text:p text:style-name="normal"><text:soft-page-break/><text:span text:style-name="T1">Se </text:span><text:span text:style-name="T3">colocar paciente no equipamento</text:span></text:p>
      <text:p text:style-name="P30"><text:span text:style-name="T1">Então</text:span><text:span text:style-name="T3"> ajustar angulação de joelho</text:span></text:p>
      <text:p text:style-name="P27"><text:span text:style-name="T1">Então</text:span><text:span text:style-name="T3"> colocar tiras nos pés</text:span></text:p>
      <text:p text:style-name="normal"><text:span text:style-name="T1">Enquanto</text:span><text:span text:style-name="T3"> direcionar ao computador</text:span></text:p>
      <text:p text:style-name="P27"><text:span text:style-name="T1">Faça</text:span><text:span text:style-name="T3"> apertar em “training”</text:span></text:p>
      <text:p text:style-name="P27"><text:span text:style-name="T1">Faça</text:span><text:span text:style-name="T3"> apertar em “start position”</text:span></text:p>
      <text:p text:style-name="normal"><text:span text:style-name="T1">Se</text:span><text:span text:style-name="T3"> configurar no controle para descer para a esteira</text:span></text:p>
      <text:p text:style-name="P30"><text:span text:style-name="T1">Então</text:span><text:span text:style-name="T3"> iniciar marcha</text:span></text:p>
      <text:p text:style-name="normal"><text:span text:style-name="T1">Enquanto</text:span><text:span text:style-name="T3"> demonstrar o gráfico no computador</text:span></text:p>
      <text:p text:style-name="P27"><text:span text:style-name="T1">Faça</text:span><text:span text:style-name="T3"> continuar processo de marcha</text:span></text:p>
      <text:p text:style-name="normal"><text:span text:style-name="T1">Leia</text:span><text:span text:style-name="T3"> finalização do tempo de treinamento </text:span></text:p>
      <text:p text:style-name="normal"><text:span text:style-name="T1">Escreva</text:span><text:span text:style-name="T3"> Fim_se finalizou o tempo de treinamento</text:span></text:p>
      <text:p text:style-name="normal"><text:span text:style-name="T1">Fim</text:span></text:p>
      <text:p text:style-name="P28"/>
      <text:list xml:id="list3173711693" text:style-name="WWNum7">
        <text:list-item>
          <text:p text:style-name="P26"><text:span text:style-name="T1">Vídeo zero G</text:span></text:p>
        </text:list-item>
      </text:list>
      <text:p text:style-name="normal"><text:span text:style-name="T1">Algoritmo </text:span><text:span text:style-name="T3">Protocolo_zeroG</text:span></text:p>
      <text:p text:style-name="normal"><text:span text:style-name="T1">Var </text:span><text:span text:style-name="T3">ColocacaoTravas (literal), BotaoAjustar (literal), FinalizarTreino (literal)</text:span></text:p>
      <text:p text:style-name="normal"><text:span text:style-name="T1">Início</text:span></text:p>
      <text:p text:style-name="normal"><text:span text:style-name="T1">Leia </text:span><text:span text:style-name="T3">uso do zero G</text:span></text:p>
      <text:p text:style-name="normal"><text:span text:style-name="T1">Escreva</text:span><text:span text:style-name="T3"> iniciar terapia </text:span></text:p>
      <text:p text:style-name="normal"><text:span text:style-name="T1">Se</text:span><text:span text:style-name="T3"> receber paciente</text:span></text:p>
      <text:p text:style-name="P30"><text:span text:style-name="T1">Então</text:span><text:span text:style-name="T3"> colocar travas de segurança e colete no corpo do paciente</text:span></text:p>
      <text:p text:style-name="normal"><text:span text:style-name="T1">Enquanto</text:span><text:span text:style-name="T3"> posicionar o paciente em pé</text:span></text:p>
      <text:p text:style-name="P27"><text:span text:style-name="T1">Faça </text:span><text:span text:style-name="T3">suspender no gancho do zero G</text:span></text:p>
      <text:p text:style-name="P27"><text:span text:style-name="T1">Faça</text:span><text:span text:style-name="T3"> ajustar velocidade da marcha no software do ZeroG</text:span></text:p>
      <text:p text:style-name="normal"><text:span text:style-name="T1">Se </text:span><text:span text:style-name="T3">paciente começa primeiros passos</text:span></text:p>
      <text:p text:style-name="P27"><text:span text:style-name="T1">Então </text:span><text:span text:style-name="T3">início do treino da marcha</text:span></text:p>
      <text:p text:style-name="P27"><text:span text:style-name="T1">Senão</text:span><text:span text:style-name="T3"> ajuste no software</text:span></text:p>
      <text:p text:style-name="normal"><text:span text:style-name="T1">Enquanto</text:span><text:span text:style-name="T3"> analisar marcha na esteira do Zero G</text:span></text:p>
      <text:p text:style-name="P27"><text:span text:style-name="T1">Faça </text:span><text:span text:style-name="T3">verificar possíveis dificuldades na marcha</text:span></text:p>
      <text:p text:style-name="normal"><text:span text:style-name="T1">Enquanto</text:span><text:span text:style-name="T3"> paciente estiver no equipamento</text:span></text:p>
      <text:p text:style-name="P27"><text:span text:style-name="T1">Faça</text:span><text:span text:style-name="T3"> realizar marcha</text:span></text:p>
      <text:p text:style-name="normal"><text:span text:style-name="T1">Se </text:span><text:span text:style-name="T3">paciente estiver realizando marcha</text:span></text:p>
      <text:p text:style-name="P30"><text:span text:style-name="T1">Então</text:span><text:span text:style-name="T3"> analisar possíveis mudanças na vida do paciente</text:span></text:p>
      <text:p text:style-name="normal"><text:span text:style-name="T1">Leia</text:span><text:span text:style-name="T3"> finalização do tempo no ZeroG </text:span></text:p>
      <text:p text:style-name="P27"><text:span text:style-name="T1">Escreva</text:span><text:span text:style-name="T3"> Fim_se </text:span><text:span text:style-name="T1"><text:s/></text:span><text:span text:style-name="T3">finalizou o tempo no ZeroG</text:span></text:p>
      <text:p text:style-name="normal"><text:span text:style-name="T1">Fi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47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8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9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0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5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52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53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6" meta:paragraph-count="242" meta:word-count="1249" meta:character-count="7593" meta:non-whitespace-character-count="6614"/>
    <meta:generator>LibreOffice/6.4.7.2$Linux_X86_64 LibreOffice_project/40$Build-2</meta:generator>
  </office:meta>
</office:document-meta>
</file>